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8785in" fo:margin-left="0in" table:align="left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2.1264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0.6882in"/>
    </style:style>
    <style:style style:name="Table1.E" style:family="table-column">
      <style:table-column-properties style:column-width="0.7528in"/>
    </style:style>
    <style:style style:name="Table1.F" style:family="table-column">
      <style:table-column-properties style:column-width="1.2521in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965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fo:font-weight="bold" officeooo:rsid="0203ebf8" officeooo:paragraph-rsid="0218a6c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bold" officeooo:rsid="0203ebf8" officeooo:paragraph-rsid="018c0b48" style:font-size-asian="8pt" style:font-weight-asian="bold" style:font-size-complex="8pt" style:font-weight-complex="bold"/>
    </style:style>
    <style:style style:name="P4" style:family="paragraph" style:parent-style-name="Table_20_Contents">
      <style:text-properties officeooo:paragraph-rsid="018c0b48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1b87b89" officeooo:paragraph-rsid="01b87b89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8pt" fo:font-weight="bold" officeooo:rsid="000bacb5" officeooo:paragraph-rsid="018c0b48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0bacb5" officeooo:paragraph-rsid="018c0b48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1b87b89" officeooo:paragraph-rsid="01b87b89" style:font-name-asian="Arial1" style:font-size-asian="8pt" style:font-weight-asian="bold" style:font-name-complex="Arial1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officeooo:rsid="00072945" officeooo:paragraph-rsid="018c0b48" style:font-size-asian="8pt" style:font-size-complex="8pt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c0b48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8pt" fo:font-weight="bold" officeooo:rsid="01a2ac63" officeooo:paragraph-rsid="01a45ea9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6pt" fo:font-weight="bold" officeooo:rsid="01a2ac63" officeooo:paragraph-rsid="01a2ac63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8pt" fo:font-weight="bold" officeooo:rsid="01a2ac63" officeooo:paragraph-rsid="01a45ea9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ea5143"/>
    </style:style>
    <style:style style:name="P15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f5e442"/>
    </style:style>
    <style:style style:name="P16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0f2248"/>
    </style:style>
    <style:style style:name="P17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1255e7"/>
    </style:style>
    <style:style style:name="P18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22e8c2"/>
    </style:style>
    <style:style style:name="P19" style:family="paragraph" style:parent-style-name="Header">
      <style:text-properties officeooo:paragraph-rsid="018c0b48"/>
    </style:style>
    <style:style style:name="P20" style:family="paragraph" style:parent-style-name="Footer">
      <style:paragraph-properties fo:text-align="start" style:justify-single-word="false"/>
      <style:text-properties fo:font-weight="bold" officeooo:rsid="0089aa4f" officeooo:paragraph-rsid="018c0b48" style:font-weight-asian="bold" style:font-weight-complex="bold"/>
    </style:style>
    <style:style style:name="P21" style:family="paragraph" style:parent-style-name="Footer">
      <style:paragraph-properties fo:text-align="start" style:justify-single-word="false"/>
      <style:text-properties fo:font-weight="bold" officeooo:rsid="018e4f60" officeooo:paragraph-rsid="018e4f60" style:font-weight-asian="bold" style:font-weight-complex="bold"/>
    </style:style>
    <style:style style:name="P22" style:family="paragraph" style:parent-style-name="Footer">
      <style:paragraph-properties fo:text-align="start" style:justify-single-word="false"/>
      <style:text-properties fo:font-weight="bold" officeooo:rsid="01a45ea9" officeooo:paragraph-rsid="01a45ea9" style:font-weight-asian="bold" style:font-weight-complex="bold"/>
    </style:style>
    <style:style style:name="P23" style:family="paragraph" style:parent-style-name="Footer">
      <style:paragraph-properties fo:text-align="start" style:justify-single-word="false"/>
      <style:text-properties style:font-name="Times New Roman" fo:font-size="8pt" fo:font-weight="bold" officeooo:rsid="018e4f60" officeooo:paragraph-rsid="018e4f60" style:font-size-asian="8pt" style:font-weight-asian="bold" style:font-size-complex="8pt" style:font-weight-complex="bold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5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22e8c2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225d2bf"/>
    </style:style>
    <style:style style:name="T1" style:family="text">
      <style:text-properties style:font-name="Arial1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b09f6"/>
    </style:style>
    <style:style style:name="T4" style:family="text">
      <style:text-properties style:font-name="Arial1" officeooo:rsid="01a45ea9"/>
    </style:style>
    <style:style style:name="T5" style:family="text">
      <style:text-properties style:font-name="Arial1" fo:font-size="8pt" fo:font-weight="bold" officeooo:rsid="01db1950" style:font-size-asian="8pt" style:font-weight-asian="bold" style:font-size-complex="8pt" style:font-weight-complex="bold"/>
    </style:style>
    <style:style style:name="T6" style:family="text">
      <style:text-properties style:font-name="Arial1" fo:font-size="8pt" fo:font-weight="bold" officeooo:rsid="01df97ce" style:font-size-asian="8pt" style:font-weight-asian="bold" style:font-size-complex="8pt" style:font-weight-complex="bold"/>
    </style:style>
    <style:style style:name="T7" style:family="text">
      <style:text-properties style:font-name="Arial1" fo:font-size="8pt" fo:font-weight="bold" officeooo:rsid="01f1d05c" style:font-size-asian="8pt" style:font-weight-asian="bold" style:font-size-complex="8pt" style:font-weight-complex="bold"/>
    </style:style>
    <style:style style:name="T8" style:family="text">
      <style:text-properties style:font-name="Arial1" fo:font-size="8pt" fo:font-weight="bold" officeooo:rsid="020f2248" style:font-size-asian="8pt" style:font-weight-asian="bold" style:font-size-complex="8pt" style:font-weight-complex="bold"/>
    </style:style>
    <style:style style:name="T9" style:family="text">
      <style:text-properties style:font-name="Arial1" fo:font-size="8pt" fo:font-weight="bold" officeooo:rsid="0212ecf6" style:font-size-asian="8pt" style:font-weight-asian="bold" style:font-size-complex="8pt" style:font-weight-complex="bold"/>
    </style:style>
    <style:style style:name="T10" style:family="text">
      <style:text-properties style:font-name="Arial1" fo:font-size="8pt" fo:font-weight="bold" officeooo:rsid="007b09f6" style:font-size-asian="8pt" style:font-weight-asian="bold" style:font-size-complex="8pt" style:font-weight-complex="bold"/>
    </style:style>
    <style:style style:name="T11" style:family="text">
      <style:text-properties style:font-name="Times New Roman" fo:font-size="8pt" style:font-size-asian="8pt" style:font-size-complex="8pt"/>
    </style:style>
    <style:style style:name="T12" style:family="text">
      <style:text-properties style:font-name="Times New Roman" fo:font-size="8pt" officeooo:rsid="0089aa4f" style:font-size-asian="8pt" style:font-size-complex="8pt"/>
    </style:style>
    <style:style style:name="T13" style:family="text">
      <style:text-properties style:font-name="Times New Roman" fo:font-size="8pt" officeooo:rsid="01bedad0" style:font-size-asian="8pt" style:font-size-complex="8pt"/>
    </style:style>
    <style:style style:name="T14" style:family="text">
      <style:text-properties style:font-name="Times New Roman" fo:font-size="8pt" officeooo:rsid="00099212" style:font-size-asian="8pt" style:font-size-complex="8pt"/>
    </style:style>
    <style:style style:name="T15" style:family="text">
      <style:text-properties style:font-name="Times New Roman" fo:font-size="8pt" fo:font-weight="bold" officeooo:rsid="02249550" style:font-size-asian="8pt" style:font-weight-asian="bold" style:font-size-complex="8pt" style:font-weight-complex="bold"/>
    </style:style>
    <style:style style:name="T16" style:family="text">
      <style:text-properties style:font-name="Times New Roman" fo:font-size="8pt" fo:font-weight="bold" officeooo:rsid="020f2248" style:font-size-asian="8pt" style:font-weight-asian="bold" style:font-size-complex="8pt" style:font-weight-complex="bold"/>
    </style:style>
    <style:style style:name="T17" style:family="text">
      <style:text-properties style:font-name="Times New Roman" fo:font-size="9pt" officeooo:rsid="022ae957" style:font-size-asian="9pt" style:font-size-complex="9pt"/>
    </style:style>
    <style:style style:name="T18" style:family="text">
      <style:text-properties style:font-name="Times New Roman" fo:font-size="9pt" fo:font-weight="bold" officeooo:rsid="020f2248" style:font-size-asian="9pt" style:font-weight-asian="bold" style:font-size-complex="9pt" style:font-weight-complex="bold"/>
    </style:style>
    <style:style style:name="T19" style:family="text">
      <style:text-properties fo:color="#000000" loext:opacity="100%" style:font-name="Times New Roman" fo:font-size="9pt" style:text-underline-style="none" fo:font-weight="bold" officeooo:rsid="006b2625" style:font-size-asian="9pt" style:font-weight-asian="bold" style:font-size-complex="9pt" style:font-weight-complex="bold"/>
    </style:style>
    <style:style style:name="T20" style:family="text">
      <style:text-properties fo:color="#000000" loext:opacity="100%" style:font-name="Times New Roman" fo:font-size="9pt" style:text-underline-style="none" fo:font-weight="bold" officeooo:rsid="00631bce" style:font-size-asian="9pt" style:font-weight-asian="bold" style:font-size-complex="9pt" style:font-weight-complex="bold"/>
    </style:style>
    <style:style style:name="T21" style:family="text">
      <style:text-properties fo:color="#000000" loext:opacity="100%" style:font-name="Times New Roman" fo:font-size="9pt" style:text-underline-style="none" fo:font-weight="bold" officeooo:rsid="002763ae" style:font-size-asian="9pt" style:font-weight-asian="bold" style:font-size-complex="9pt" style:font-weight-complex="bold"/>
    </style:style>
    <style:style style:name="T22" style:family="text">
      <style:text-properties fo:color="#000000" loext:opacity="100%" style:font-name="Times New Roman" fo:font-size="9pt" style:text-underline-style="none" fo:font-weight="bold" officeooo:rsid="006b2625" style:text-underline-mode="continuous" style:text-overline-mode="continuous" style:text-line-through-mode="continuous" style:font-name-asian="Arial1" style:font-size-asian="9pt" style:font-weight-asian="bold" style:font-name-complex="Arial1" style:font-size-complex="9pt" style:font-weight-complex="bold"/>
    </style:style>
    <style:style style:name="T23" style:family="text">
      <style:text-properties fo:color="#000000" loext:opacity="100%" style:font-name="Times New Roman" fo:font-size="9pt" style:text-underline-style="none" officeooo:rsid="002763ae" style:font-size-asian="9pt" style:font-size-complex="9pt"/>
    </style:style>
    <style:style style:name="T24" style:family="text">
      <style:text-properties fo:color="#000000" loext:opacity="100%" style:font-name="Times New Roman" fo:font-size="8pt" style:text-underline-style="none" fo:font-weight="bold" officeooo:rsid="02249550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25" style:family="text">
      <style:text-properties fo:color="#000000" loext:opacity="100%" style:font-name="Times New Roman" fo:font-size="8pt" style:text-underline-style="none" fo:font-weight="bold" officeooo:rsid="020f2248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26" style:family="text">
      <style:text-properties fo:color="#000000" loext:opacity="100%" style:font-name="Times New Roman" fo:font-size="8pt" style:text-underline-style="none" fo:font-weight="bold" officeooo:rsid="0225d6c7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27" style:family="text">
      <style:text-properties officeooo:rsid="01d04719"/>
    </style:style>
    <style:style style:name="T28" style:family="text">
      <style:text-properties fo:color="#0563c1" loext:opacity="100%" style:font-name="Times New Roman" fo:font-size="9pt" style:text-underline-style="solid" style:text-underline-width="auto" style:text-underline-color="font-color" fo:font-weight="bold" officeooo:rsid="0213d146" style:text-underline-mode="continuous" style:text-overline-mode="continuous" style:text-line-through-mode="continuous" style:font-size-asian="9pt" style:font-weight-asian="bold" style:font-size-complex="9pt" style:font-weight-complex="bold"/>
    </style:style>
    <style:style style:name="T29" style:family="text">
      <style:text-properties fo:color="#0563c1" loext:opacity="100%" style:font-name="Times New Roman" fo:font-size="8pt" style:text-underline-style="none" fo:font-weight="bold" officeooo:rsid="0213d146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0" style:family="text">
      <style:text-properties fo:color="#0563c1" loext:opacity="100%" style:font-name="Times New Roman" fo:font-size="8pt" style:text-underline-style="none" fo:font-weight="bold" officeooo:rsid="020f2248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1" style:family="text">
      <style:text-properties fo:color="#0563c1" loext:opacity="100%" style:font-name="Arial1" fo:font-size="8pt" style:text-underline-style="none" fo:font-weight="bold" officeooo:rsid="020f2248" style:text-underline-mode="continuous" style:text-overline-mode="continuous" style:text-line-through-mode="continuous" style:font-size-asian="8pt" style:font-weight-asian="bold" style:font-size-complex="8pt" style:font-weight-complex="bold"/>
    </style:style>
    <style:style style:name="T32" style:family="text">
      <style:text-properties officeooo:rsid="020f22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py3o.obj.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Invoice Origin" text:name="py3o.obj.invoice_origin"/>
        <text:user-field-decl office:value-type="string" office:string-value="py3o.line.category_id.name" text:name="py3o.line.category_id.name"/>
        <text:user-field-decl office:value-type="string" office:string-value="py3o.line.category_id.name" text:name="py3o.line.product_id.name"/>
        <text:user-field-decl office:value-type="string" office:string-value="py3o.line.x_color.name" text:name="py3o.line.x_color.name"/>
        <text:user-field-decl office:value-type="string" office:string-value="py3o.line.x_brand.name" text:name="py3o.line.x_brand.name"/>
        <text:user-field-decl office:value-type="string" office:string-value="py3o.line.quantity" text:name="py3o.line.quantity"/>
        <text:user-field-decl office:value-type="string" office:string-value="py3o.line.price_unit" text:name="py3o.line.price_unit"/>
        <text:user-field-decl office:value-type="string" office:string-value="py3o.line.price_subtotal" text:name="py3o.line.price_subtotal"/>
        <text:user-field-decl office:value-type="string" office:string-value="Invoice partner Mobile" text:name="py3o.o.partner_id.mobile"/>
        <text:user-field-decl office:value-type="string" office:string-value="partner_id.mobile" text:name="py3o.obj.partner_id.mobile"/>
        <text:user-field-decl office:value-type="string" office:string-value="partner_id.phone" text:name="py3o.obj.partner_id.phone"/>
        <text:user-field-decl office:value-type="string" office:string-value="total_qty" text:name="py3o.obj.total_qty"/>
        <text:user-field-decl office:value-type="string" office:string-value="Previous_balance" text:name="py3o.obj.previous_balance"/>
        <text:user-field-decl office:value-type="string" office:string-value="current_balance" text:name="py3o.obj.current_balance"/>
      </text:user-field-decls>
      <text:p text:style-name="P2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8"><text:a xlink:type="simple" xlink:href="py3o://if=%22obj.partner_id.is_cash%20==%200%22" text:style-name="Internet_20_link" text:visited-style-name="Visited_20_Internet_20_Link"><text:span text:style-name="T9">if="obj.partner_id.is_cash == 0"</text:span></text:a></text:p>
      <text:p text:style-name="P18"><text:span text:style-name="T5"><text:tab/><text:tab/><text:tab/><text:tab/><text:tab/><text:tab/><text:tab/><text:tab/><text:tab/><text:tab/><text:tab/><text:tab/></text:span><text:span text:style-name="T15">Previous Balance</text:span><text:span text:style-name="T16"> </text:span><text:span text:style-name="T8">: </text:span><text:span text:style-name="T16"><text:user-field-get text:name="py3o.obj.previous_balance">Previous_balance</text:user-field-get></text:span></text:p>
      <text:p text:style-name="P26"><text:span text:style-name="Hyperlink"><text:span text:style-name="T29"><text:tab/><text:tab/><text:tab/><text:tab/><text:tab/><text:tab/><text:tab/><text:tab/><text:tab/><text:tab/><text:tab/><text:tab/></text:span></text:span><text:span text:style-name="Hyperlink"><text:span text:style-name="T26">Current</text:span></text:span><text:span text:style-name="Hyperlink"><text:span text:style-name="T24"> Balance</text:span></text:span><text:span text:style-name="Hyperlink"><text:span text:style-name="T30"> </text:span></text:span><text:span text:style-name="Hyperlink"><text:span text:style-name="T31">: </text:span></text:span><text:span text:style-name="Hyperlink"><text:span text:style-name="T30"><text:s/></text:span></text:span><text:span text:style-name="Hyperlink"><text:span text:style-name="T25"><text:user-field-get text:name="py3o.obj.current_balance">current_balance</text:user-field-get></text:span></text:span></text:p>
      <text:p text:style-name="P18"><text:a xlink:type="simple" xlink:href="py3o:///if" text:style-name="Internet_20_link" text:visited-style-name="Visited_20_Internet_20_Link"><text:span text:style-name="Hyperlink"><text:span text:style-name="T21">/if</text:span></text:span></text:a></text:p>
      <text:p text:style-name="P10"><text:a xlink:type="simple" xlink:href="py3o://if=%22obj.move_type%20in%20('in_invoice')%20and%20obj.state%20in%20('draft')%22" text:style-name="Internet_20_link" text:visited-style-name="Visited_20_Internet_20_Link"><text:span text:style-name="T17">if="obj.move_type in ('in_invoice') and obj.state in ('draft')"</text:span></text:a></text:p>
      <text:p text:style-name="P10"><text:span text:style-name="Hyperlink"><text:span text:style-name="T20">Draft Purchase Invoice</text:span></text:span></text:p>
      <text:p text:style-name="P10"><text:a xlink:type="simple" xlink:href="py3o:///if" text:style-name="Internet_20_link" text:visited-style-name="Visited_20_Internet_20_Link"><text:span text:style-name="Hyperlink"><text:span text:style-name="T23">/if</text:span></text:span></text:a></text:p>
      <text:p text:style-name="P10"><text:a xlink:type="simple" xlink:href="py3o://if=%22obj.move_type%20in%20('in_invoice')%20and%20obj.state%20in%20('posted')%22" text:style-name="Internet_20_link" text:visited-style-name="Visited_20_Internet_20_Link"><text:span text:style-name="T17">if="obj.move_type in ('in_invoice') and obj.state in ('posted')"</text:span></text:a></text:p>
      <text:p text:style-name="P10"><text:span text:style-name="Hyperlink"><text:span text:style-name="T20">Purchase Invoice</text:span></text:span></text:p>
      <text:p text:style-name="P10"><text:a xlink:type="simple" xlink:href="py3o:///if" text:style-name="Internet_20_link" text:visited-style-name="Visited_20_Internet_20_Link"><text:span text:style-name="Hyperlink"><text:span text:style-name="T23">/if</text:span></text:span></text:a></text:p>
      <text:p text:style-name="P10"><text:a xlink:type="simple" xlink:href="py3o://if=%22obj.move_type%20in%20('out_invoice')%20and%20obj.state%20in%20('draft')%22" text:style-name="Internet_20_link" text:visited-style-name="Visited_20_Internet_20_Link"><text:span text:style-name="T17">if="obj.move_type in ('out_invoice') and obj.state in ('draft')"</text:span></text:a></text:p>
      <text:p text:style-name="P10"><text:span text:style-name="Hyperlink"><text:span text:style-name="T19">Draft </text:span></text:span><text:span text:style-name="Hyperlink"><text:span text:style-name="T22">Sale</text:span></text:span><text:span text:style-name="Hyperlink"><text:span text:style-name="T20"> Invoice</text:span></text:span></text:p>
      <text:p text:style-name="P10"><text:a xlink:type="simple" xlink:href="py3o:///if" text:style-name="Internet_20_link" text:visited-style-name="Visited_20_Internet_20_Link"><text:span text:style-name="Hyperlink"><text:span text:style-name="T23">/if</text:span></text:span></text:a></text:p>
      <text:p text:style-name="P10"><text:a xlink:type="simple" xlink:href="py3o://if=%22obj.move_type%20in%20('out_invoice')%20and%20obj.state%20in%20('posted')%22" text:style-name="Internet_20_link" text:visited-style-name="Visited_20_Internet_20_Link"><text:span text:style-name="T17">if="obj.move_type in ('out_invoice') and obj.state in ('posted')"</text:span></text:a></text:p>
      <text:p text:style-name="P10"><text:span text:style-name="Hyperlink"><text:span text:style-name="T22">Sale</text:span></text:span><text:span text:style-name="Hyperlink"><text:span text:style-name="T20"> Invoice</text:span></text:span></text:p>
      <text:p text:style-name="P10"><text:a xlink:type="simple" xlink:href="py3o:///if" text:style-name="Internet_20_link" text:visited-style-name="Visited_20_Internet_20_Link"><text:span text:style-name="Hyperlink"><text:span text:style-name="T23">/if</text:span></text:span></text:a></text:p>
      <text:p text:style-name="P12"/>
      <text:p text:style-name="P11"><text:span text:style-name="T1">Sales Inv. : </text:span><text:span text:style-name="T1"><text:user-field-get text:name="py3o.obj.name">invoice number</text:user-field-get></text:span><text:span text:style-name="T1"><text:tab/><text:tab/><text:tab/><text:tab/><text:tab/><text:tab/><text:tab/><text:tab/><text:tab/></text:span><text:span text:style-name="T4">Date : </text:span><text:span text:style-name="T4"><text:user-field-get text:name="py3o.obj.invoice_date">invoice_date</text:user-field-get></text:span></text:p>
      <text:p text:style-name="P13">_______________________________________________________________________________________________________________________________</text:p>
      <text:p text:style-name="P15"><text:a xlink:type="simple" xlink:href="py3o://if=%22obj.partner_id.is_cash%22" text:style-name="Internet_20_link" text:visited-style-name="Visited_20_Internet_20_Link"><text:span text:style-name="T7">if="obj.partner_id.is_cash"</text:span></text:a></text:p>
      <text:p text:style-name="P16"><text:span text:style-name="T5">Customers  : </text:span><text:span text:style-name="T5"><text:user-field-get text:name="py3o.obj.partner_id.name">partner_id.name</text:user-field-get></text:span><text:span text:style-name="T8"><text:s/>(</text:span><text:span text:style-name="T6"><text:user-field-get text:name="py3o.obj.partner_id.phone">partner_id.phone</text:user-field-get></text:span><text:span text:style-name="T8">)</text:span><text:span text:style-name="T5"><text:tab/><text:tab/><text:tab/><text:tab/><text:tab/></text:span><text:span text:style-name="T8">Payment Type :</text:span><text:span text:style-name="T32"> </text:span><text:span text:style-name="Hyperlink"><text:span text:style-name="T18">CASH</text:span></text:span></text:p>
      <text:p text:style-name="P14"><text:a xlink:type="simple" xlink:href="py3o:///if" text:style-name="Internet_20_link" text:visited-style-name="Visited_20_Internet_20_Link"><text:span text:style-name="Hyperlink"><text:span text:style-name="T21">/if</text:span></text:span></text:a></text:p>
      <text:p text:style-name="P17"><text:a xlink:type="simple" xlink:href="py3o://if=%22obj.partner_id.is_cash%20==%200%22" text:style-name="Internet_20_link" text:visited-style-name="Visited_20_Internet_20_Link"><text:span text:style-name="T9">if="obj.partner_id.is_cash == 0"</text:span></text:a></text:p>
      <text:p text:style-name="P17"><text:span text:style-name="T5">Customers  : </text:span><text:span text:style-name="T5"><text:user-field-get text:name="py3o.obj.partner_id.name">partner_id.name</text:user-field-get></text:span><text:span text:style-name="T8"><text:s/>(</text:span><text:span text:style-name="T6"><text:user-field-get text:name="py3o.obj.partner_id.phone">partner_id.phone</text:user-field-get></text:span><text:span text:style-name="T8">)</text:span><text:span text:style-name="T5"><text:tab/><text:tab/><text:tab/><text:tab/><text:tab/></text:span><text:span text:style-name="T8">Payment Type :</text:span><text:span text:style-name="T32"> </text:span><text:span text:style-name="Hyperlink"><text:span text:style-name="T28">CREDIT</text:span></text:span></text:p>
      <text:p text:style-name="P17"><text:a xlink:type="simple" xlink:href="py3o:///if" text:style-name="Internet_20_link" text:visited-style-name="Visited_20_Internet_20_Link"><text:span text:style-name="Hyperlink"><text:span text:style-name="T21">/if</text:span></text:span></text:a></text:p>
      <text:p text:style-name="P17"><text:span text:style-name="Hyperlink"><text:span text:style-name="T2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5">Category</text:p>
            </table:table-cell>
            <table:table-cell table:style-name="Table1.A1" office:value-type="string">
              <text:p text:style-name="P5">Product</text:p>
            </table:table-cell>
            <table:table-cell table:style-name="Table1.A1" office:value-type="string">
              <text:p text:style-name="P8">Brand</text:p>
            </table:table-cell>
            <table:table-cell table:style-name="Table1.A1" office:value-type="string">
              <text:p text:style-name="P8">Qty.</text:p>
            </table:table-cell>
            <table:table-cell table:style-name="Table1.A1" office:value-type="string">
              <text:p text:style-name="P5">Rate</text:p>
            </table:table-cell>
            <table:table-cell table:style-name="Table1.F1" office:value-type="string">
              <text:p text:style-name="P5">Amount</text:p>
            </table:table-cell>
          </table:table-row>
        </table:table-header-rows>
        <table:table-row table:style-name="TableLine2814586451680">
          <table:table-cell table:style-name="Table1.A2" table:number-columns-spanned="6" office:value-type="string">
            <text:p text:style-name="P19"><text:a xlink:type="simple" xlink:href="py3o://for=%22line%20in%20obj.invoice_line_ids%22" text:style-name="Internet_20_link" text:visited-style-name="Visited_20_Internet_20_Link"><text:span text:style-name="T13">for="line in obj.invoice_line_i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<text:user-field-get text:name="py3o.line.category_id.name">py3o.line.category_id.name</text:user-field-get></text:p>
          </table:table-cell>
          <table:table-cell table:style-name="Table1.A3" office:value-type="string">
            <text:p text:style-name="P9"><text:user-field-get text:name="py3o.line.product_id.name">py3o.line.category_id.name</text:user-field-get></text:p>
          </table:table-cell>
          <table:table-cell table:style-name="Table1.A3" office:value-type="string">
            <text:p text:style-name="P9"><text:user-field-get text:name="py3o.line.x_brand.name">py3o.line.x_brand.name</text:user-field-get></text:p>
          </table:table-cell>
          <table:table-cell table:style-name="Table1.A3" office:value-type="string">
            <text:p text:style-name="P9"><text:user-field-get text:name="py3o.line.quantity">py3o.line.quantity</text:user-field-get></text:p>
          </table:table-cell>
          <table:table-cell table:style-name="Table1.A3" office:value-type="string">
            <text:p text:style-name="P9"><text:user-field-get text:name="py3o.line.price_unit">py3o.line.price_unit</text:user-field-get></text:p>
          </table:table-cell>
          <table:table-cell table:style-name="Table1.A2" office:value-type="string">
            <text:p text:style-name="P9"><text:user-field-get text:name="py3o.line.price_subtotal">py3o.line.price_subtotal</text:user-field-get></text:p>
          </table:table-cell>
        </table:table-row>
        <table:table-row table:style-name="TableLine2814586451952">
          <table:table-cell table:style-name="Table1.A2" table:number-columns-spanned="6" office:value-type="string">
            <text:p text:style-name="P4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14586459296">
          <table:table-cell table:style-name="Table1.A3" table:number-columns-spanned="3" office:value-type="string">
            <text:p text:style-name="P6">Total : </text:p>
          </table:table-cell>
          <table:covered-table-cell/>
          <table:covered-table-cell/>
          <table:table-cell table:style-name="Table1.A3" office:value-type="string">
            <text:p text:style-name="P7"><text:user-field-get text:name="py3o.obj.total_qty">total_qty</text:user-field-get></text:p>
          </table:table-cell>
          <table:table-cell table:style-name="Table1.A3" office:value-type="string">
            <text:p text:style-name="P3"><text:s/></text:p>
          </table:table-cell>
          <table:table-cell table:style-name="Table1.A2" office:value-type="string">
            <text:p text:style-name="P2"><text:user-field-get text:name="py3o.obj.amount_total">py3o.obj.amount_total</text:user-field-get></text:p>
          </table:table-cell>
        </table:table-row>
      </table:table>
      <text:p text:style-name="P20"/>
      <text:p text:style-name="P21"><text:span text:style-name="T11">Amount in Words : <text:s text:c="5"/></text:span><text:span text:style-name="T11"><text:user-field-get text:name="py3o.obj.currency_id.name">currency_id.name</text:user-field-get></text:span><text:span text:style-name="T11"><text:s/></text:span></text:p>
      <text:p text:style-name="P23"/>
      <text:p text:style-name="P22"><text:span text:style-name="T11">Prepared_by : </text:span><text:span text:style-name="T12"><text:user-field-get text:name="py3o.obj.create_uid.name">create_uid.name</text:user-field-get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8.3in" fo:page-height="5.8in" style:num-format="1" style:print-orientation="landscape" fo:margin-top="0.052in" fo:margin-bottom="0.1311in" fo:margin-left="0.2555in" fo:margin-right="0.11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18in" fo:margin-left="0in" fo:margin-right="0in" fo:margin-bottom="0.0783in" fo:background-color="transparent" style:dynamic-spacing="false" draw:fill="none" draw:fill-color="#729fcf"/>
      </style:header-style>
      <style:footer-style>
        <style:header-footer-properties svg:height="0.0374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2-01-18T19:55:10.199000000</dc:date>
    <meta:editing-duration>P2DT2H7M23S</meta:editing-duration>
    <meta:editing-cycles>474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46" meta:word-count="120" meta:character-count="1201" meta:non-whitespace-character-count="1075"/>
  </office:meta>
</office:document-meta>
</file>